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fo:font-weight="bold" officeooo:rsid="000d6456" officeooo:paragraph-rsid="001f9126" style:font-size-asian="15pt" style:font-weight-asian="bold" style:font-size-complex="15pt" style:font-weight-complex="bold"/>
    </style:style>
    <style:style style:name="P2" style:family="paragraph" style:parent-style-name="Standard">
      <style:text-properties fo:font-size="15pt" fo:font-weight="bold" officeooo:rsid="0020a379" officeooo:paragraph-rsid="0020a379" style:font-size-asian="15pt" style:font-weight-asian="bold" style:font-size-complex="15pt" style:font-weight-complex="bold"/>
    </style:style>
    <style:style style:name="P3" style:family="paragraph" style:parent-style-name="Standard">
      <style:text-properties fo:font-size="15pt" fo:font-weight="bold" officeooo:rsid="0020a379" officeooo:paragraph-rsid="00253476" style:font-size-asian="15pt" style:font-weight-asian="bold" style:font-size-complex="15pt" style:font-weight-complex="bold"/>
    </style:style>
    <style:style style:name="P4" style:family="paragraph" style:parent-style-name="Standard">
      <style:text-properties fo:font-size="15pt" fo:font-weight="bold" officeooo:rsid="0026d704" officeooo:paragraph-rsid="0026d704" style:font-size-asian="15pt" style:font-weight-asian="bold" style:font-size-complex="15pt" style:font-weight-complex="bold"/>
    </style:style>
    <style:style style:name="P5" style:family="paragraph" style:parent-style-name="Standard">
      <style:text-properties fo:font-size="15pt" fo:font-weight="bold" officeooo:rsid="0026d704" officeooo:paragraph-rsid="00281205" style:font-size-asian="15pt" style:font-weight-asian="bold" style:font-size-complex="15pt" style:font-weight-complex="bold"/>
    </style:style>
    <style:style style:name="P6" style:family="paragraph" style:parent-style-name="Standard">
      <style:text-properties fo:font-size="18pt" fo:font-weight="bold" officeooo:rsid="000d6456" officeooo:paragraph-rsid="001f9126" style:font-size-asian="18pt" style:font-weight-asian="bold" style:font-size-complex="18pt" style:font-weight-complex="bold"/>
    </style:style>
    <style:style style:name="P7" style:family="paragraph" style:parent-style-name="Standard">
      <style:text-properties fo:font-size="13pt" fo:font-weight="normal" officeooo:rsid="0020a379" officeooo:paragraph-rsid="0020a379" style:font-size-asian="13pt" style:font-weight-asian="normal" style:font-size-complex="13pt" style:font-weight-complex="normal"/>
    </style:style>
    <style:style style:name="P8" style:family="paragraph" style:parent-style-name="Standard">
      <style:text-properties fo:font-size="13pt" fo:font-weight="normal" officeooo:rsid="0020a379" officeooo:paragraph-rsid="00253476" style:font-size-asian="13pt" style:font-weight-asian="normal" style:font-size-complex="13pt" style:font-weight-complex="normal"/>
    </style:style>
    <style:style style:name="P9" style:family="paragraph" style:parent-style-name="Standard">
      <style:text-properties fo:font-size="13pt" fo:font-weight="normal" officeooo:rsid="00253476" officeooo:paragraph-rsid="00253476" style:font-size-asian="13pt" style:font-weight-asian="normal" style:font-size-complex="13pt" style:font-weight-complex="normal"/>
    </style:style>
    <style:style style:name="P10" style:family="paragraph" style:parent-style-name="Standard">
      <style:text-properties fo:font-size="13pt" fo:font-weight="normal" officeooo:rsid="00253476" officeooo:paragraph-rsid="0026d704" style:font-size-asian="13pt" style:font-weight-asian="normal" style:font-size-complex="13pt" style:font-weight-complex="normal"/>
    </style:style>
    <style:style style:name="P11" style:family="paragraph" style:parent-style-name="Standard">
      <style:text-properties fo:font-size="13pt" fo:font-weight="normal" officeooo:rsid="0026d704" officeooo:paragraph-rsid="0026d704" style:font-size-asian="13pt" style:font-weight-asian="normal" style:font-size-complex="13pt" style:font-weight-complex="normal"/>
    </style:style>
    <style:style style:name="P12" style:family="paragraph" style:parent-style-name="Standard">
      <style:text-properties fo:font-size="13pt" fo:font-weight="bold" officeooo:rsid="0020a379" officeooo:paragraph-rsid="0020a379" style:font-size-asian="13pt" style:font-weight-asian="bold" style:font-size-complex="13pt" style:font-weight-complex="bold"/>
    </style:style>
    <style:style style:name="P13" style:family="paragraph" style:parent-style-name="Standard">
      <style:text-properties fo:font-size="13pt" fo:font-weight="bold" officeooo:rsid="0020a379" officeooo:paragraph-rsid="0026d704" style:font-size-asian="13pt" style:font-weight-asian="bold" style:font-size-complex="13pt" style:font-weight-complex="bold"/>
    </style:style>
    <style:style style:name="P14" style:family="paragraph" style:parent-style-name="Standard">
      <style:text-properties fo:font-size="13pt" fo:font-weight="bold" officeooo:rsid="00253476" officeooo:paragraph-rsid="00253476" style:font-size-asian="13pt" style:font-weight-asian="bold" style:font-size-complex="13pt" style:font-weight-complex="bold"/>
    </style:style>
    <style:style style:name="P15" style:family="paragraph" style:parent-style-name="Standard">
      <style:text-properties fo:font-size="13pt" fo:font-weight="bold" officeooo:rsid="00253476" officeooo:paragraph-rsid="0026d704" style:font-size-asian="13pt" style:font-weight-asian="bold" style:font-size-complex="13pt" style:font-weight-complex="bold"/>
    </style:style>
    <style:style style:name="P16" style:family="paragraph" style:parent-style-name="Standard">
      <style:text-properties fo:font-size="13pt" fo:font-weight="bold" officeooo:rsid="00281205" officeooo:paragraph-rsid="00281205" style:font-size-asian="13pt" style:font-weight-asian="bold" style:font-size-complex="13pt" style:font-weight-complex="bold"/>
    </style:style>
    <style:style style:name="P17" style:family="paragraph" style:parent-style-name="Standard">
      <style:text-properties fo:font-size="14pt" fo:font-weight="bold" officeooo:rsid="0026d704" officeooo:paragraph-rsid="0026d704" style:font-size-asian="14pt" style:font-weight-asian="bold" style:font-size-complex="14pt" style:font-weight-complex="bold"/>
    </style:style>
    <style:style style:name="P18" style:family="paragraph" style:parent-style-name="Standard">
      <style:text-properties fo:font-size="14pt" fo:font-weight="normal" officeooo:rsid="0026d704" officeooo:paragraph-rsid="0026d704" style:font-size-asian="12.25pt" style:font-weight-asian="normal" style:font-size-complex="14pt" style:font-weight-complex="normal"/>
    </style:style>
    <style:style style:name="P19" style:family="paragraph" style:parent-style-name="Standard">
      <style:text-properties fo:font-size="13pt" fo:font-weight="bold" officeooo:rsid="00234395" officeooo:paragraph-rsid="0020a379" style:font-size-asian="13pt" style:font-weight-asian="bold" style:font-size-complex="13pt" style:font-weight-complex="bold"/>
    </style:style>
    <style:style style:name="P20" style:family="paragraph" style:parent-style-name="Standard">
      <style:text-properties fo:font-size="13pt" fo:font-weight="bold" officeooo:rsid="00253476" officeooo:paragraph-rsid="00253476" style:font-size-asian="13pt" style:font-weight-asian="bold" style:font-size-complex="13pt" style:font-weight-complex="bold"/>
    </style:style>
    <style:style style:name="P21" style:family="paragraph" style:parent-style-name="Standard">
      <style:text-properties fo:font-size="13pt" fo:font-weight="normal" officeooo:rsid="00253476" officeooo:paragraph-rsid="00253476" style:font-size-asian="13pt" style:font-weight-asian="normal" style:font-size-complex="13pt" style:font-weight-complex="normal"/>
    </style:style>
    <style:style style:name="P22" style:family="paragraph" style:parent-style-name="Standard">
      <style:text-properties fo:font-size="13pt" style:text-underline-style="solid" style:text-underline-width="auto" style:text-underline-color="font-color" fo:font-weight="bold" officeooo:rsid="00281205" officeooo:paragraph-rsid="00281205" style:font-size-asian="13pt" style:font-weight-asian="bold" style:font-size-complex="13pt" style:font-weight-complex="bold"/>
    </style:style>
    <style:style style:name="P23" style:family="paragraph" style:parent-style-name="Standard">
      <style:text-properties fo:font-size="15pt" fo:font-weight="bold" officeooo:rsid="00234395" officeooo:paragraph-rsid="00253476" style:font-size-asian="15pt" style:font-weight-asian="bold" style:font-size-complex="15pt" style:font-weight-complex="bold"/>
    </style:style>
    <style:style style:name="P24" style:family="paragraph" style:parent-style-name="Standard">
      <style:text-properties fo:font-size="15pt" fo:font-weight="bold" officeooo:rsid="00234395" officeooo:paragraph-rsid="0026d704" style:font-size-asian="15pt" style:font-weight-asian="bold" style:font-size-complex="15pt" style:font-weight-complex="bold"/>
    </style:style>
    <style:style style:name="P25" style:family="paragraph" style:parent-style-name="Standard">
      <style:text-properties fo:font-size="15pt" fo:font-weight="bold" officeooo:rsid="0026d704" officeooo:paragraph-rsid="00281205" style:font-size-asian="15pt" style:font-weight-asian="bold" style:font-size-complex="15pt" style:font-weight-complex="bold"/>
    </style:style>
    <style:style style:name="P26" style:family="paragraph" style:parent-style-name="Standard">
      <style:text-properties fo:font-size="15pt" fo:font-weight="bold" officeooo:rsid="0026d704" officeooo:paragraph-rsid="0026d704" style:font-size-asian="15pt" style:font-weight-asian="bold" style:font-size-complex="15pt" style:font-weight-complex="bold"/>
    </style:style>
    <style:style style:name="P27" style:family="paragraph" style:parent-style-name="Standard">
      <style:text-properties fo:font-size="15pt" fo:font-weight="bold" officeooo:rsid="0020a379" officeooo:paragraph-rsid="0020a379" style:font-size-asian="15pt" style:font-weight-asian="bold" style:font-size-complex="15pt" style:font-weight-complex="bold"/>
    </style:style>
    <style:style style:name="P28" style:family="paragraph" style:parent-style-name="Standard">
      <style:text-properties fo:color="#ed1c24" fo:font-size="13pt" style:text-underline-style="solid" style:text-underline-width="auto" style:text-underline-color="font-color" fo:font-weight="bold" officeooo:rsid="00281205" officeooo:paragraph-rsid="00281205" fo:background-color="#ffffff" style:font-size-asian="13pt" style:font-weight-asian="bold" style:font-size-complex="13pt" style:font-weight-complex="bold"/>
    </style:style>
    <style:style style:name="P29" style:family="paragraph" style:parent-style-name="Standard">
      <style:text-properties fo:color="#000000" fo:font-size="13pt" style:text-underline-style="none" fo:font-weight="normal" officeooo:rsid="00281205" officeooo:paragraph-rsid="00281205" fo:background-color="#ffffff" style:font-size-asian="13pt" style:font-weight-asian="normal" style:font-size-complex="13pt" style:font-weight-complex="normal"/>
    </style:style>
    <style:style style:name="P30" style:family="paragraph" style:parent-style-name="Standard">
      <style:text-properties fo:color="#000000" fo:font-size="13pt" style:text-underline-style="none" fo:font-weight="normal" officeooo:rsid="0026d704" officeooo:paragraph-rsid="00281e13" fo:background-color="#ffffff" style:font-size-asian="13pt" style:font-weight-asian="normal" style:font-size-complex="13pt" style:font-weight-complex="normal"/>
    </style:style>
    <style:style style:name="P31" style:family="paragraph" style:parent-style-name="Standard">
      <style:text-properties fo:color="#000000" fo:font-size="13pt" style:text-underline-style="none" fo:font-weight="normal" officeooo:rsid="0026d704" officeooo:paragraph-rsid="002bcba2" fo:background-color="#ffffff" style:font-size-asian="13pt" style:font-weight-asian="normal" style:font-size-complex="13pt" style:font-weight-complex="normal"/>
    </style:style>
    <style:style style:name="P32" style:family="paragraph" style:parent-style-name="Standard">
      <style:text-properties fo:color="#000000" fo:font-size="13pt" style:text-underline-style="none" fo:font-weight="bold" officeooo:rsid="00281205" officeooo:paragraph-rsid="00281205" fo:background-color="#ffffff" style:font-size-asian="13pt" style:font-weight-asian="bold" style:font-size-complex="13pt" style:font-weight-complex="bold"/>
    </style:style>
    <style:style style:name="P33" style:family="paragraph" style:parent-style-name="Standard">
      <style:text-properties fo:color="#000000" fo:font-size="13pt" style:text-underline-style="none" fo:font-weight="bold" officeooo:rsid="00281205" officeooo:paragraph-rsid="0028c373" fo:background-color="#ffffff" style:font-size-asian="13pt" style:font-weight-asian="bold" style:font-size-complex="13pt" style:font-weight-complex="bold"/>
    </style:style>
    <style:style style:name="P34" style:family="paragraph" style:parent-style-name="Standard">
      <style:text-properties fo:color="#000000" fo:font-size="13pt" style:text-underline-style="none" fo:font-weight="bold" officeooo:rsid="00281e13" officeooo:paragraph-rsid="00281e13" fo:background-color="#ffffff" style:font-size-asian="13pt" style:font-weight-asian="bold" style:font-size-complex="13pt" style:font-weight-complex="bold"/>
    </style:style>
    <style:style style:name="P35" style:family="paragraph" style:parent-style-name="Standard">
      <style:text-properties fo:color="#000000" fo:font-size="13pt" style:text-underline-style="none" fo:font-weight="bold" officeooo:rsid="002b0a50" officeooo:paragraph-rsid="002b0a50" fo:background-color="#ffffff" style:font-size-asian="13pt" style:font-weight-asian="bold" style:font-size-complex="13pt" style:font-weight-complex="bold"/>
    </style:style>
    <style:style style:name="P36" style:family="paragraph" style:parent-style-name="Standard">
      <style:text-properties fo:color="#000000" fo:font-size="13pt" style:text-underline-style="none" fo:font-weight="bold" officeooo:rsid="002b0a50" officeooo:paragraph-rsid="002bcba2" fo:background-color="#ffffff" style:font-size-asian="13pt" style:font-weight-asian="bold" style:font-size-complex="13pt" style:font-weight-complex="bold"/>
    </style:style>
    <style:style style:name="P37" style:family="paragraph" style:parent-style-name="Standard">
      <style:text-properties fo:color="#000000" fo:font-size="15pt" style:text-underline-style="none" fo:font-weight="bold" officeooo:rsid="0026d704" officeooo:paragraph-rsid="00281e13" fo:background-color="#ffffff" style:font-size-asian="15pt" style:font-weight-asian="bold" style:font-size-complex="15pt" style:font-weight-complex="bold"/>
    </style:style>
    <style:style style:name="P38" style:family="paragraph" style:parent-style-name="Standard">
      <style:text-properties fo:color="#000000" fo:font-size="15pt" style:text-underline-style="none" fo:font-weight="bold" officeooo:rsid="0026d704" officeooo:paragraph-rsid="002bcba2" fo:background-color="#ffffff"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officeooo:rsid="001f9126" style:font-size-asian="15pt" style:font-size-complex="15pt"/>
    </style:style>
    <style:style style:name="T3" style:family="text">
      <style:text-properties fo:font-size="15pt" officeooo:rsid="0026d704" style:font-size-asian="15pt" style:font-size-complex="15pt"/>
    </style:style>
    <style:style style:name="T4" style:family="text">
      <style:text-properties fo:font-weight="bold" officeooo:rsid="0021bc01" style:font-weight-asian="bold" style:font-weight-complex="bold"/>
    </style:style>
    <style:style style:name="T5" style:family="text">
      <style:text-properties fo:font-weight="bold" officeooo:rsid="00234395" style:font-weight-asian="bold" style:font-weight-complex="bold"/>
    </style:style>
    <style:style style:name="T6" style:family="text">
      <style:text-properties fo:font-weight="bold" officeooo:rsid="0026d704" style:font-weight-asian="bold" style:font-weight-complex="bold"/>
    </style:style>
    <style:style style:name="T7" style:family="text">
      <style:text-properties officeooo:rsid="0021bc01"/>
    </style:style>
    <style:style style:name="T8" style:family="text">
      <style:text-properties officeooo:rsid="00253476"/>
    </style:style>
    <style:style style:name="T9" style:family="text">
      <style:text-properties officeooo:rsid="0026d704"/>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8c373"/>
    </style:style>
    <style:style style:name="T12" style:family="text">
      <style:text-properties fo:color="#72bf44"/>
    </style:style>
    <style:style style:name="T13" style:family="text">
      <style:text-properties fo:color="#000000" style:text-underline-style="none"/>
    </style:style>
    <style:style style:name="T14" style:family="text">
      <style:text-properties fo:color="#000000" style:text-underline-style="none" officeooo:rsid="00281205"/>
    </style:style>
    <style:style style:name="T15" style:family="text">
      <style:text-properties fo:color="#ed1c24" officeooo:rsid="00281205" fo:background-color="#ffffff" loext:char-shading-value="0"/>
    </style:style>
    <style:style style:name="T16" style:family="text">
      <style:text-properties fo:color="#ed1c24" style:text-underline-style="none" officeooo:rsid="00281205" fo:background-color="#ffffff" loext:char-shading-value="0"/>
    </style:style>
    <style:style style:name="T17" style:family="text">
      <style:text-properties fo:color="#0066b3"/>
    </style:style>
    <style:style style:name="T18" style:family="text">
      <style:text-properties fo:color="#0066b3" officeooo:rsid="002bcba2"/>
    </style:style>
    <style:style style:name="T19" style:family="text">
      <style:text-properties fo:color="#f58220"/>
    </style:style>
    <style:style style:name="T20" style:family="text">
      <style:text-properties fo:color="#a3238e"/>
    </style:style>
    <style:style style:name="T21" style:family="text">
      <style:text-properties officeooo:rsid="00281e13"/>
    </style:style>
    <style:style style:name="T22" style:family="text">
      <style:text-properties fo:font-weight="normal" style:font-weight-asian="normal" style:font-weight-complex="normal"/>
    </style:style>
    <style:style style:name="T23" style:family="text">
      <style:text-properties fo:font-weight="normal" officeooo:rsid="0028469d" style:font-weight-asian="normal" style:font-weight-complex="normal"/>
    </style:style>
    <style:style style:name="T24" style:family="text">
      <style:text-properties fo:font-weight="normal" officeooo:rsid="0028c373" style:font-weight-asian="normal" style:font-weight-complex="normal"/>
    </style:style>
    <style:style style:name="T25" style:family="text">
      <style:text-properties officeooo:rsid="0028469d"/>
    </style:style>
    <style:style style:name="T26" style:family="text">
      <style:text-properties officeooo:rsid="0028c373"/>
    </style:style>
    <style:style style:name="T27" style:family="text">
      <style:text-properties officeooo:rsid="0029c547"/>
    </style:style>
    <style:style style:name="T28" style:family="text">
      <style:text-properties officeooo:rsid="002bcb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nguaje de Marcas <text:s text:c="14"/><text:span text:style-name="T1"><text:s text:c="22"/>1ºTRIMESTRE </text:span><text:span text:style-name="T3">17</text:span><text:span text:style-name="T1">/</text:span><text:span text:style-name="T2">10</text:span><text:span text:style-name="T1">/2017</text:span></text:p>
      <text:p text:style-name="P1"/>
      <text:p text:style-name="P1">TEMA 1 - Introducción a los leng</text:p>
      <text:p text:style-name="P1"/>
      <text:p text:style-name="P2">1.2 Lenguaje de programación</text:p>
      <text:p text:style-name="P12"/>
      <text:p text:style-name="P12">- Especifican el conjunto de operaciones que es posible realizar sobre un dispositivo informático.</text:p>
      <text:p text:style-name="P12"/>
      <text:p text:style-name="P2"/>
      <text:p text:style-name="P2">1.2.1 Lenguaje máquina</text:p>
      <text:p text:style-name="P2"/>
      <text:p text:style-name="P7">- Está formado por 0 y 1 y determinan las operaciones que se pueden realizar sobre un microprocesador concreto.</text:p>
      <text:p text:style-name="P7"/>
      <text:p text:style-name="P7">- Cada procesador contiene sus propias instrucciones. Los programas que se escriben en leng.máquina para un procesador concreto sólo son válidos para su entorno. Si queremos utilizar el mismo programa en otro microprocesador, hay que adaptar las instrucciones del programa al conjunto de instrucciones del nuevo microprocesador.</text:p>
      <text:p text:style-name="P7"/>
      <text:p text:style-name="P7">- <text:span text:style-name="T7">Los programas escritos para un microprocesador no pueden utilizarse de manera directa en otro entorno. Por eso, se dice que el lenguaje máquina es un lenguaje </text:span><text:span text:style-name="T4">NO PORTABL</text:span><text:span text:style-name="T5">E.</text:span></text:p>
      <text:p text:style-name="P19"/>
      <text:p text:style-name="P23"/>
      <text:p text:style-name="P23">1.2.2 Lenguaje Ensamblador</text:p>
      <text:p text:style-name="P3"/>
      <text:p text:style-name="P8">- <text:span text:style-name="T8">Se pasa de utilizar 0 y 1 de lenguaje maquina a caracteres alfabéticos parecidos a lenguaje natural llamados pnemónicos. Se caracteriza por:</text:span></text:p>
      <text:p text:style-name="P8"/>
      <text:p text:style-name="P9">- Los programas en el ensamblador son igual de largos que en el lenguaje maquina</text:p>
      <text:p text:style-name="P9">- Son fácilmente <text:s/>revisables, comparado con leng.Máquina</text:p>
      <text:p text:style-name="P9">- El lenguaje es propio de cada máquina y no son portables</text:p>
      <text:p text:style-name="P8"/>
      <text:p text:style-name="P9">Ej: Programa sumar 2 números</text:p>
      <text:p text:style-name="P9"/>
      <text:p text:style-name="P14">Leng.Maquina <text:s text:c="11"/>Leng.Esamblador</text:p>
      <text:p text:style-name="P14"/>
      <text:p text:style-name="P15">100010 <text:s text:c="9"/>→<text:span text:style-name="T9"> </text:span><text:s text:c="10"/>Read N1 </text:p>
      <text:p text:style-name="P15">100010 <text:s text:c="9"/>→ <text:s text:c="10"/>Read N2</text:p>
      <text:p text:style-name="P15">111001 <text:s text:c="9"/>→ <text:s text:c="11"/>ADD N1, N2, R</text:p>
      <text:p text:style-name="P15">101110 <text:s text:c="9"/>→ <text:s text:c="11"/>WRITE R <text:s text:c="22"/></text:p>
      <text:p text:style-name="P14"><text:s text:c="33"/></text:p>
      <text:p text:style-name="P9"/>
      <text:p text:style-name="P14">(Leer N1, Leer N2, Sumar, Escribir resultado)</text:p>
      <text:p text:style-name="P14"/>
      <text:p text:style-name="P14">Move, JMP, JMPZ, ADD, SUB</text:p>
      <text:p text:style-name="P14"><text:soft-page-break/></text:p>
      <text:p text:style-name="P3"/>
      <text:p text:style-name="P3"/>
      <text:p text:style-name="P23">1.2.3 Lenguaje de alto nivel</text:p>
      <text:p text:style-name="P9"/>
      <text:p text:style-name="P9">- Son indepedientes de la arquitectura del microporcesador en el que se ejecutan. Son lenguajes portables y compatibles en diferentes entornos de utilización. Se caracteriza por:</text:p>
      <text:p text:style-name="P9"/>
      <text:p text:style-name="P9">- Son programas mas cortos que el lenguaje ensamblador</text:p>
      <text:p text:style-name="P10">- Al separar del lenguaje maquina, se necesita una herramienta externa que se encargue de realizar la traducción al lenguaje máquina. <text:span text:style-name="T9">Este tipo de herramientas se denomina traductores.</text:span></text:p>
      <text:p text:style-name="P10">- <text:span text:style-name="T9">Los programas escritos en lenguaje de alto nivel son </text:span><text:span text:style-name="T6">PORTABLES</text:span></text:p>
      <text:p text:style-name="P10"/>
      <text:p text:style-name="P10"><text:span text:style-name="T9">Necesitan traductor</text:span> </text:p>
      <text:p text:style-name="P10"/>
      <text:p text:style-name="P10"/>
      <text:p text:style-name="P24">1.3 Fase de elaboración de un programación</text:p>
      <text:p text:style-name="P13"/>
      <text:p text:style-name="P4"><text:span text:style-name="T12">Análisis</text:span> → <text:span text:style-name="T15">Diseño</text:span> → <text:span text:style-name="T17">Codificación</text:span> → <text:span text:style-name="T19">Explotación</text:span> → <text:span text:style-name="T20">Mantenimiento</text:span></text:p>
      <text:p text:style-name="P17"/>
      <text:p text:style-name="P4"/>
      <text:p text:style-name="P4">1.3.1 <text:span text:style-name="T12">Análisis</text:span></text:p>
      <text:p text:style-name="P18"/>
      <text:p text:style-name="P11">- Se realiza la toma de datos del problema. Si el sistema se realiza sobre las necesidades de un cliente, será necesaria la toma de datos con los usuarios para poder especificar los procesos, requerimientos, etc.</text:p>
      <text:p text:style-name="P11"/>
      <text:p text:style-name="P16">SALIDA: <text:span text:style-name="T10">Especificación de requerimiento (Qué debe hacer el programa)</text:span></text:p>
      <text:p text:style-name="P22"/>
      <text:p text:style-name="P5"><text:span text:style-name="T13"/></text:p>
      <text:p text:style-name="P5"><text:span text:style-name="T13">1.3.</text:span><text:span text:style-name="T14">2</text:span><text:span text:style-name="T13"> </text:span><text:span text:style-name="T16">Diseño</text:span></text:p>
      <text:p text:style-name="P28"/>
      <text:p text:style-name="P29">- Se diseña el sistema con una codificación lógica que resuelva de manera concreta los requerimientos detectados en la fase de análisis. <text:span text:style-name="T21">En esta fase, se generan varios diagramas que resuelven los requerimientos desde diferentes puntos de vista.</text:span></text:p>
      <text:p text:style-name="P29"/>
      <text:p text:style-name="P34">SALIDA: <text:span text:style-name="T10">DIAGRAMAS CON SOLUCIÓN DE LOS REQUERIMIENTOS </text:span><text:span text:style-name="T11">(COMO)</text:span></text:p>
      <text:p text:style-name="P34"><text:span text:style-name="T10"/></text:p>
      <text:p text:style-name="P34"/>
      <text:p text:style-name="P34">- Diagrama Entidad – Relación: <text:span text:style-name="T22">Solución desde el punto de vista de los datos.</text:span></text:p>
      <text:p text:style-name="P34">- Diagrama de flujo de datos: <text:span text:style-name="T22">Solución desde el punto de vista de procesos y datos.</text:span></text:p>
      <text:p text:style-name="P32">- <text:span text:style-name="T25">Diagrama de despliegue: </text:span><text:span text:style-name="T23">Solución desde el punto de vista de la infraestructura.</text:span></text:p>
      <text:p text:style-name="P32">- <text:span text:style-name="T25">Diagrama de acción: </text:span><text:span text:style-name="T23">Solución desde el punto de vista de las instrucciones.</text:span></text:p>
      <text:p text:style-name="P33">- <text:span text:style-name="T26">UML: </text:span><text:span text:style-name="T24">Metodología que define diferentes diagramas de manera unificada.</text:span></text:p>
      <text:p text:style-name="P33"><text:span text:style-name="T24"/></text:p>
      <text:p text:style-name="P37"/>
      <text:p text:style-name="P37"><text:soft-page-break/></text:p>
      <text:p text:style-name="P37"/>
      <text:p text:style-name="P37"/>
      <text:p text:style-name="P37"/>
      <text:p text:style-name="P37">1.3.<text:span text:style-name="T21">3 </text:span><text:span text:style-name="T17">Codificación</text:span></text:p>
      <text:p text:style-name="P37"><text:span text:style-name="T17"/></text:p>
      <text:p text:style-name="P30">- <text:span text:style-name="T27">Traducción a lenguaje de programación de los diseños generados en la fase de diseño. También se incluyen pruebas unitarias y de integración con el sistema.</text:span></text:p>
      <text:p text:style-name="P30"/>
      <text:p text:style-name="P36"><text:span text:style-name="T28">S</text:span>ALIDA: <text:span text:style-name="T10">PROGRAMAS ESCRITOS EN UN LENGUAJE DE PROGRAMACIÓN QUE RESUELVEN LOS DIAGRAMAS PLANTEADOS EN EL DISEÑO</text:span></text:p>
      <text:p text:style-name="P35"><text:span text:style-name="T10"/></text:p>
      <text:p text:style-name="P38"/>
      <text:p text:style-name="P38">1.3.<text:span text:style-name="T28">4 </text:span><text:span text:style-name="T19">Explotación</text:span></text:p>
      <text:p text:style-name="P31"/>
      <text:p text:style-name="P31"><text:span text:style-name="T28">- Implantación del sistema sobre el entorno de ejecución real. Adaptando los programas a pruebas reales, masivas y de stress que comprueban el perfecto funcionamiento de los componentes en un entorno de explotación definitivo.</text:span></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29"/>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05:21.149833691</meta:creation-date>
    <dc:date>2017-10-19T09:40:00.647461995</dc:date>
    <meta:editing-duration>PT22M23S</meta:editing-duration>
    <meta:editing-cycles>3</meta:editing-cycles>
    <meta:generator>LibreOffice/5.4.0.3$Linux_X86_64 LibreOffice_project/40m0$Build-3</meta:generator>
    <meta:document-statistic meta:table-count="0" meta:image-count="0" meta:object-count="0" meta:page-count="3" meta:paragraph-count="46" meta:word-count="562" meta:character-count="3730" meta:non-whitespace-character-count="3028"/>
  </office:meta>
</office:document-meta>
</file>